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6cm"/>
    </style:style>
    <style:style style:name="co2" style:family="table-column">
      <style:table-column-properties fo:break-before="auto" style:column-width="7.341cm"/>
    </style:style>
    <style:style style:name="co3" style:family="table-column">
      <style:table-column-properties fo:break-before="auto" style:column-width="4.568cm"/>
    </style:style>
    <style:style style:name="co4" style:family="table-column">
      <style:table-column-properties fo:break-before="auto" style:column-width="2.491cm"/>
    </style:style>
    <style:style style:name="co5" style:family="table-column">
      <style:table-column-properties fo:break-before="auto" style:column-width="5.415cm"/>
    </style:style>
    <style:style style:name="co6" style:family="table-column">
      <style:table-column-properties fo:break-before="auto" style:column-width="3.491cm"/>
    </style:style>
    <style:style style:name="co7" style:family="table-column">
      <style:table-column-properties fo:break-before="auto" style:column-width="6.648cm"/>
    </style:style>
    <style:style style:name="co8" style:family="table-column">
      <style:table-column-properties fo:break-before="auto" style:column-width="2.053cm"/>
    </style:style>
    <style:style style:name="ro1" style:family="table-row">
      <style:table-row-properties style:row-height="1.296cm" fo:break-before="auto" style:use-optimal-row-height="false"/>
    </style:style>
    <style:style style:name="ro2" style:family="table-row">
      <style:table-row-properties style:row-height="0.609cm" fo:break-before="auto" style:use-optimal-row-height="fals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953cm" fo:break-before="auto" style:use-optimal-row-height="false"/>
    </style:style>
    <style:style style:name="ro7" style:family="table-row">
      <style:table-row-properties style:row-height="1.111cm" fo:break-before="auto" style:use-optimal-row-height="false"/>
    </style:style>
    <style:style style:name="ta1" style:family="table" style:master-page-name="PageStyle_5f_Tareas">
      <style:table-properties table:display="true" style:writing-mode="lr-tb" tableooo:tab-color="#78b9c9"/>
    </style:style>
    <number:number-style style:name="N8000" number:language="es" number:country="ES">
      <number:number number:min-integer-digits="1"/>
    </number:number-style>
    <number:date-style style:name="N8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Title" style:data-style-name="N8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Excel_20_Built-in_20_Heading_20_1" style:data-style-name="N8000">
      <style:table-cell-properties fo:background-color="#f2f2f2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4" style:family="table-cell" style:parent-style-name="Excel_20_Built-in_20_Heading_20_2" style:data-style-name="N8000">
      <style:table-cell-properties fo:background-color="#f2f2f2" style:cell-protect="protected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5" style:family="table-cell" style:parent-style-name="Default">
      <style:table-cell-properties fo:background-color="#ffffff"/>
      <style:text-properties fo:color="#262626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8" style:family="table-cell" style:parent-style-name="Default">
      <style:table-cell-properties fo:border-bottom="0.035cm solid #000000" fo:background-color="#ffff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9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0" style:family="table-cell" style:parent-style-name="Default">
      <style:table-cell-properties fo:border-bottom="none" fo:background-color="#ffffff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11" style:family="table-cell" style:parent-style-name="Default">
      <style:table-cell-properties fo:border-bottom="none" fo:background-color="#ffffff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2" style:family="table-cell" style:parent-style-name="Default">
      <style:table-cell-properties fo:border-bottom="0.002cm solid #000000" fo:background-color="#ffffff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14" style:family="table-cell" style:parent-style-name="Excel_20_Built-in_20_Heading_20_2" style:data-style-name="N8000">
      <style:table-cell-properties fo:background-color="#f2f2f2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5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16" style:family="table-cell" style:parent-style-name="Default">
      <style:table-cell-properties fo:background-color="#f2f2f2"/>
    </style:style>
    <style:style style:name="ce17" style:family="table-cell" style:parent-style-name="Default">
      <style:table-cell-properties fo:background-color="#f2f2f2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262626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0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1" style:family="table-cell" style:parent-style-name="Excel_20_Built-in_20_Title" style:data-style-name="N8036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22" style:family="table-cell" style:parent-style-name="Default" style:data-style-name="N803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3" style:family="table-cell" style:parent-style-name="Excel_20_Built-in_20_Heading_20_2" style:data-style-name="N8036">
      <style:table-cell-properties fo:background-color="#f2f2f2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24" style:family="table-cell" style:parent-style-name="Default" style:data-style-name="N8036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262626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5" style:family="table-cell" style:parent-style-name="Default" style:data-style-name="N8036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6" style:family="table-cell" style:parent-style-name="Default" style:data-style-name="N8036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7" style:family="table-cell" style:parent-style-name="Default" style:data-style-name="N8036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595959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8" style:family="table-cell" style:parent-style-name="Default">
      <style:table-cell-properties fo:background-color="#ffffff"/>
      <style:text-properties fo:color="#404040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  <style:map style:condition="is-true-formula(UPPER([.A1])=&quot;sin iniciar&quot;)" style:apply-style-name="ConditionalStyle_5f_11" style:base-cell-address="Tareas.A1"/>
      <style:map style:condition="is-true-formula(UPPER([.A1])=&quot;en curso&quot;)" style:apply-style-name="ConditionalStyle_5f_10" style:base-cell-address="Tareas.A1"/>
      <style:map style:condition="is-true-formula(UPPER([.A1])=&quot;completada&quot;)" style:apply-style-name="ConditionalStyle_5f_9" style:base-cell-address="Tareas.A1"/>
    </style:style>
    <style:style style:name="ce29" style:family="table-cell" style:parent-style-name="Default">
      <style:table-cell-properties fo:background-color="#ff0000"/>
      <style:text-properties fo:color="#404040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  <style:map style:condition="is-true-formula(UPPER([.A1])=&quot;sin iniciar&quot;)" style:apply-style-name="ConditionalStyle_5f_11" style:base-cell-address="Tareas.A1"/>
      <style:map style:condition="is-true-formula(UPPER([.A1])=&quot;en curso&quot;)" style:apply-style-name="ConditionalStyle_5f_10" style:base-cell-address="Tareas.A1"/>
      <style:map style:condition="is-true-formula(UPPER([.A1])=&quot;completada&quot;)" style:apply-style-name="ConditionalStyle_5f_9" style:base-cell-address="Tareas.A1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3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262626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rea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2"/>
        <table:table-column table:style-name="co6" table:default-cell-style-name="Default"/>
        <table:table-column table:style-name="co7" table:default-cell-style-name="ce30"/>
        <table:table-column table:style-name="co1" table:default-cell-style-name="Default"/>
        <table:table-column table:style-name="co8" table:number-columns-repeated="1016" table:default-cell-style-name="Default"/>
        <table:table-row table:style-name="ro1">
          <table:table-cell table:style-name="ce1"/>
          <table:table-cell table:style-name="ce1" office:value-type="string">
            <text:p>Lista de tareas de proyecto de grupo</text:p>
          </table:table-cell>
          <table:table-cell table:style-name="ce1" table:number-columns-repeated="2"/>
          <table:table-cell table:style-name="ce21"/>
          <table:table-cell table:style-name="ce1" table:number-columns-repeated="2"/>
          <table:table-cell table:style-name="ce1" office:value-type="string">
            <text:p><text:s/></text:p>
          </table:table-cell>
          <table:table-cell table:style-name="ce1"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3" office:value-type="string">
            <text:p>Nombre del proyecto</text:p>
          </table:table-cell>
          <table:table-cell table:style-name="ce3" office:value-type="string">
            <text:p>Jefe de proyecto</text:p>
          </table:table-cell>
          <table:table-cell table:style-name="ce16"/>
          <table:table-cell table:style-name="ce3" office:value-type="string">
            <text:p>Fecha de vencimiento del proyecto</text:p>
          </table:table-cell>
          <table:table-cell/>
          <table:table-cell office:value-type="string">
            <text:p> 1 p = una mañana.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>
            <text:p>Not a Studio P2</text:p>
          </table:table-cell>
          <table:table-cell table:style-name="ce14" office:value-type="string">
            <text:p>[Nombre]</text:p>
          </table:table-cell>
          <table:table-cell table:style-name="ce17"/>
          <table:table-cell table:style-name="ce23" office:value-type="date" office:date-value="2017-05-31">
            <text:p>31/05/2017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header-rows>
          <table:table-row table:style-name="ro6">
            <table:table-cell/>
            <table:table-cell table:style-name="ce5" office:value-type="string">
              <text:p>Tareas</text:p>
            </table:table-cell>
            <table:table-cell table:style-name="ce5" office:value-type="string">
              <text:p>Recursos</text:p>
            </table:table-cell>
            <table:table-cell table:style-name="ce18" office:value-type="string">
              <text:p>Prioridad</text:p>
            </table:table-cell>
            <table:table-cell table:style-name="ce24" office:value-type="string">
              <text:p>Fecha de comienzo</text:p>
            </table:table-cell>
            <table:table-cell table:style-name="ce5" office:value-type="string">
              <text:p>Estado</text:p>
            </table:table-cell>
            <table:table-cell table:style-name="ce31" office:value-type="string">
              <text:p>Notas</text:p>
            </table:table-cell>
            <table:table-cell table:number-columns-repeated="1017"/>
          </table:table-row>
        </table:table-header-rows>
        <table:table-row table:style-name="ro7">
          <table:table-cell/>
          <table:table-cell table:style-name="ce6" office:value-type="string">
            <text:p>Implementar Base con la gestion de Pjs y Zonas</text:p>
          </table:table-cell>
          <table:table-cell table:style-name="ce13" office:value-type="string">
            <text:p>3p</text:p>
          </table:table-cell>
          <table:table-cell table:style-name="ce19" office:value-type="string">
            <text:p>Alta</text:p>
          </table:table-cell>
          <table:table-cell table:style-name="ce25" office:value-type="date" office:date-value="2017-03-29">
            <text:p>29/03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Zona 1 terminada, niveles organizados con sus enemigos y objetos.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5" office:value-type="date" office:date-value="2017-03-29">
            <text:p>29/03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Tener la base (arte)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5" office:value-type="date" office:date-value="2017-03-29">
            <text:p>29/03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Incluir A* en los enemigos.</text:p>
          </table:table-cell>
          <table:table-cell table:style-name="ce13" office:value-type="string">
            <text:p>2p.</text:p>
          </table:table-cell>
          <table:table-cell table:style-name="ce19" office:value-type="string">
            <text:p>Alta</text:p>
          </table:table-cell>
          <table:table-cell table:style-name="ce25" office:value-type="date" office:date-value="2017-03-29">
            <text:p>29/03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Diseñar pj2, ataque, arte...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5" office:value-type="date" office:date-value="2017-03-29">
            <text:p>29/03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Diseñar pj3, ataque, arte...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5" office:value-type="date" office:date-value="2017-03-29">
            <text:p>29/03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6" office:value-type="string">
            <text:p>Implementar p2</text:p>
          </table:table-cell>
          <table:table-cell table:style-name="ce13" office:value-type="string">
            <text:p>2p.</text:p>
          </table:table-cell>
          <table:table-cell table:style-name="ce19" office:value-type="string">
            <text:p>Alta</text:p>
          </table:table-cell>
          <table:table-cell table:style-name="ce25" office:value-type="date" office:date-value="2017-04-05">
            <text:p>05/04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Implementar p3</text:p>
          </table:table-cell>
          <table:table-cell table:style-name="ce13" office:value-type="string">
            <text:p>2p.</text:p>
          </table:table-cell>
          <table:table-cell table:style-name="ce19" office:value-type="string">
            <text:p>Alta</text:p>
          </table:table-cell>
          <table:table-cell table:style-name="ce25" office:value-type="date" office:date-value="2017-04-05">
            <text:p>05/04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Arte p2</text:p>
          </table:table-cell>
          <table:table-cell table:style-name="ce13" office:value-type="string">
            <text:p>2p.</text:p>
          </table:table-cell>
          <table:table-cell table:style-name="ce19" office:value-type="string">
            <text:p>Alta</text:p>
          </table:table-cell>
          <table:table-cell table:style-name="ce25" office:value-type="date" office:date-value="2017-04-05">
            <text:p>05/04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Arte p3</text:p>
          </table:table-cell>
          <table:table-cell table:style-name="ce13" office:value-type="string">
            <text:p>2p.</text:p>
          </table:table-cell>
          <table:table-cell table:style-name="ce19" office:value-type="string">
            <text:p>Alta</text:p>
          </table:table-cell>
          <table:table-cell table:style-name="ce25" office:value-type="date" office:date-value="2017-04-05">
            <text:p>05/04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Diseñar zona 2, sus enemigos, contexto...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5" office:value-type="date" office:date-value="2017-04-05">
            <text:p>05/04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Diseñar zona 3, sus enemigos, contexto...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5" office:value-type="date" office:date-value="2017-04-05">
            <text:p>05/04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6" office:value-type="string">
            <text:p>Video presentación</text:p>
          </table:table-cell>
          <table:table-cell table:style-name="ce13" office:value-type="string">
            <text:p>4p.</text:p>
          </table:table-cell>
          <table:table-cell table:style-name="ce19" office:value-type="string">
            <text:p>Alta</text:p>
          </table:table-cell>
          <table:table-cell table:style-name="ce25" office:value-type="date" office:date-value="2017-04-12">
            <text:p>12/04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Presentación</text:p>
          </table:table-cell>
          <table:table-cell table:style-name="ce13" office:value-type="string">
            <text:p>2p.</text:p>
          </table:table-cell>
          <table:table-cell table:style-name="ce19" office:value-type="string">
            <text:p>Alta</text:p>
          </table:table-cell>
          <table:table-cell table:style-name="ce25" office:value-type="date" office:date-value="2017-04-12">
            <text:p>12/04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Implementar el inventario de objetos del personaje</text:p>
          </table:table-cell>
          <table:table-cell table:style-name="ce13" office:value-type="string">
            <text:p>2p.</text:p>
          </table:table-cell>
          <table:table-cell table:style-name="ce19" office:value-type="string">
            <text:p>Alta</text:p>
          </table:table-cell>
          <table:table-cell table:style-name="ce25" office:value-type="date" office:date-value="2017-04-12">
            <text:p>12/04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8" office:value-type="string">
            <text:p>Diseño de los crafteos del juego para el desarrollo de la historia</text:p>
          </table:table-cell>
          <table:table-cell table:style-name="ce13" office:value-type="string">
            <text:p>2p.</text:p>
          </table:table-cell>
          <table:table-cell table:style-name="ce19" office:value-type="string">
            <text:p>Alta</text:p>
          </table:table-cell>
          <table:table-cell table:style-name="ce25" office:value-type="date" office:date-value="2017-04-12">
            <text:p>12/04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 table:style-name="ce2"/>
          <table:table-cell table:style-name="ce9" office:value-type="string">
            <text:p>HITO 2</text:p>
          </table:table-cell>
          <table:table-cell table:style-name="ce15"/>
          <table:table-cell table:style-name="ce20"/>
          <table:table-cell table:style-name="ce26" office:value-type="date" office:date-value="2017-04-19">
            <text:p>19/04/2017</text:p>
          </table:table-cell>
          <table:table-cell table:style-name="ce29"/>
          <table:table-cell table:style-name="ce15"/>
          <table:table-cell table:style-name="ce2" table:number-columns-repeated="1017"/>
        </table:table-row>
        <table:table-row table:style-name="ro7">
          <table:table-cell/>
          <table:table-cell table:style-name="ce6" office:value-type="string">
            <text:p>Implementar el crafteo de objetos en la base</text:p>
          </table:table-cell>
          <table:table-cell table:style-name="ce13" office:value-type="string">
            <text:p>2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4-19">
            <text:p>19/04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Tilesheet Zona 2</text:p>
          </table:table-cell>
          <table:table-cell table:style-name="ce13" office:value-type="string">
            <text:p>2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4-19">
            <text:p>19/04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Diseñar pj4 arte, ataque...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4-19">
            <text:p>19/04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Implementar Enemigo 1 zona 2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4-19">
            <text:p>19/04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Implementar Enemigo 2 zona 2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4-19">
            <text:p>19/04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Implementar Enemigo 3 zona 2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4-19">
            <text:p>19/04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Implementar Enemigo 4 zona 2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4-19">
            <text:p>19/04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Implementar Enemigo 5 zona 1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4-18">
            <text:p>18/04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Arte de todos los enemigos zona 2</text:p>
          </table:table-cell>
          <table:table-cell table:style-name="ce13" office:value-type="string">
            <text:p>4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4-19">
            <text:p>19/04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6" office:value-type="string">
            <text:p>Implementar pj4</text:p>
          </table:table-cell>
          <table:table-cell table:style-name="ce13" office:value-type="string">
            <text:p>2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4-26">
            <text:p>26/04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Arte pj4</text:p>
          </table:table-cell>
          <table:table-cell table:style-name="ce13" office:value-type="string">
            <text:p>2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4-26">
            <text:p>26/04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Arte objetos crafteables</text:p>
          </table:table-cell>
          <table:table-cell table:style-name="ce13" office:value-type="string">
            <text:p>2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4-26">
            <text:p>26/04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Implementar boss zona 2</text:p>
          </table:table-cell>
          <table:table-cell table:style-name="ce13" office:value-type="string">
            <text:p>2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4-26">
            <text:p>26/04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Arte Boss zona 2</text:p>
          </table:table-cell>
          <table:table-cell table:style-name="ce13" office:value-type="string">
            <text:p>2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4-26">
            <text:p>26/04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Cerrar zona 2, organizados sus niveles/enemigos/objetos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4-26">
            <text:p>26/04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6" office:value-type="string">
            <text:p>Diseño zona tutorial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03">
            <text:p>03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Implementar zona tutorial, con sus consejos y "pruebas"</text:p>
          </table:table-cell>
          <table:table-cell table:style-name="ce13" office:value-type="string">
            <text:p>3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03">
            <text:p>03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Animaciones de enemigos retrasadas</text:p>
          </table:table-cell>
          <table:table-cell table:style-name="ce13" office:value-type="string">
            <text:p>2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03">
            <text:p>03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Meter historia en el juego, en la zona 1 y 2</text:p>
          </table:table-cell>
          <table:table-cell table:style-name="ce13" office:value-type="string">
            <text:p>2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03">
            <text:p>03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Implementar Enemigo 1 zona 3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03">
            <text:p>03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Implementar Enemigo 2 zona 3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03">
            <text:p>03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Implementar Enemigo 3 zona 3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03">
            <text:p>03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Arte enemigos zona 3 entera</text:p>
          </table:table-cell>
          <table:table-cell table:style-name="ce13" office:value-type="string">
            <text:p>4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03">
            <text:p>03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6" office:value-type="string">
            <text:p>Implementar boss zona 3</text:p>
          </table:table-cell>
          <table:table-cell table:style-name="ce13" office:value-type="string">
            <text:p>2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10">
            <text:p>10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Arte boss zona 3</text:p>
          </table:table-cell>
          <table:table-cell table:style-name="ce13" office:value-type="string">
            <text:p>2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10">
            <text:p>10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Implementar Enemigo 4 zona 3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10">
            <text:p>10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Implementar Enemigo 5 zona 3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10">
            <text:p>10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Cerrar zona 3, organizados sus niveles/enemigos/objetos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10">
            <text:p>10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8" office:value-type="string">
            <text:p>Meter música y efectos en el juego</text:p>
          </table:table-cell>
          <table:table-cell table:style-name="ce13" office:value-type="string">
            <text:p>2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10">
            <text:p>10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10" office:value-type="string">
            <text:p>Meter historia en la zona 3 y final de historia</text:p>
          </table:table-cell>
          <table:table-cell table:style-name="ce13" office:value-type="string">
            <text:p>2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17">
            <text:p>17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11" office:value-type="string">
            <text:p>Terminar animaciones retrasadas.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17">
            <text:p>17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11" office:value-type="string">
            <text:p>Terminar música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17">
            <text:p>17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11" office:value-type="string">
            <text:p>Implementar guardado del juego</text:p>
          </table:table-cell>
          <table:table-cell table:style-name="ce13" office:value-type="string">
            <text:p>3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17">
            <text:p>17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12" office:value-type="string">
            <text:p>Retoques (más bosses, más niveles).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17">
            <text:p>17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13" office:value-type="string">
            <text:p>Enemigo 5 zona 28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17">
            <text:p>17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13" office:value-type="string">
            <text:p>Enemigo 5 zona 29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17">
            <text:p>17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13" office:value-type="string">
            <text:p>Enemigo 5 zona 30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20">
            <text:p>20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13" office:value-type="string">
            <text:p>Enemigo 5 zona 31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21">
            <text:p>21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13" office:value-type="string">
            <text:p>Enemigo 5 zona 32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22">
            <text:p>22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13" office:value-type="string">
            <text:p>Enemigo 5 zona 33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23">
            <text:p>23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13" office:value-type="string">
            <text:p>Enemigo 5 zona 34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24">
            <text:p>24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13" office:value-type="string">
            <text:p>Enemigo 5 zona 35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25">
            <text:p>25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13" office:value-type="string">
            <text:p>Enemigo 5 zona 36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26">
            <text:p>26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 table:number-rows-repeated="1048509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Tareas.$A$1" table:cell-range-address="$Tareas.$A$6:.$AMJ$6" table:range-usable-as="repeat-column repeat-row"/>
        </table:named-expressions>
      </table:table>
      <table:named-expressions/>
      <table:database-ranges>
        <table:database-range table:name="Table1" table:target-range-address="Tareas.B6:Tareas.G6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</number:time-style>
    <number:time-style style:name="N8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es" number:country="ES">
      <number:number number:decimal-places="0" number:min-integer-digits="1" number:grouping="true"/>
      <number:text>   </number:text>
    </number:number-style>
    <number:number-style style:name="N8117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20P0" style:volatile="true" number:language="es" number:country="ES">
      <number:number number:decimal-places="2" number:min-integer-digits="1" number:grouping="true"/>
      <number:text>   </number:text>
    </number:number-style>
    <number:number-style style:name="N8120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5P0" style:volatile="true" number:language="es" number:country="ES">
      <number:number number:decimal-places="0" number:min-integer-digits="1" number:grouping="true"/>
      <number:text>    </number:text>
    </number:number-style>
    <number:number-style style:name="N8125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5P2" style:volatile="true" number:language="es" number:country="ES">
      <number:text> -    </number:text>
    </number:number-style>
    <number:text-style style:name="N8125" number:language="es" number:country="ES"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number-style style:name="N8129P0" style:volatile="true" number:language="es" number:country="ES">
      <number:number number:decimal-places="0" number:min-integer-digits="1" number:grouping="true"/>
      <number:text> € </number:text>
    </number:number-style>
    <number:number-style style:name="N8129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29P2" style:volatile="true" number:language="es" number:country="ES">
      <number:text> - € </number:text>
    </number:number-style>
    <number:text-style style:name="N8129" number:language="es" number:country="ES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3P0" style:volatile="true" number:language="es" number:country="ES">
      <number:number number:decimal-places="2" number:min-integer-digits="1" number:grouping="true"/>
      <number:text>    </number:text>
    </number:number-style>
    <number:number-style style:name="N8133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3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3" number:language="es" number:country="ES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7P0" style:volatile="true" number:language="es" number:country="ES">
      <number:number number:decimal-places="2" number:min-integer-digits="1" number:grouping="true"/>
      <number:text> € </number:text>
    </number:number-style>
    <number:number-style style:name="N8137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7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7" number:language="es" number:country="E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time-style style:name="N8138" number:language="es" number:country="ES">
      <number:minutes number:style="long"/>
      <number:text>:</number:text>
      <number:seconds number:style="long"/>
    </number:time-style>
    <number:time-style style:name="N8139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0" number:language="es" number:country="ES">
      <number:minutes number:style="long"/>
      <number:text>:</number:text>
      <number:seconds number:style="long" number:decimal-places="1"/>
    </number:time-style>
    <number:number-style style:name="N8141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eading_20_1" style:display-name="Excel Built-in Heading 1" style:family="table-cell" style:parent-style-name="Default">
      <style:table-cell-properties fo:border-bottom="0.035cm solid #d9d9d9" style:diagonal-bl-tr="none" style:diagonal-tl-br="none" fo:border-left="none" fo:border-right="none" style:rotation-align="none" fo:border-top="none"/>
      <style:text-properties fo:color="#262626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Excel_20_Built-in_20_Heading_20_2" style:display-name="Excel Built-in Heading 2" style:family="table-cell" style:parent-style-name="Default">
      <style:text-properties fo:color="#7f7f7f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Excel_20_Built-in_20_Heading_20_3" style:display-name="Excel Built-in Heading 3" style:family="table-cell" style:parent-style-name="Default">
      <style:table-cell-properties fo:border-bottom="0.088cm solid #aed5df" style:diagonal-bl-tr="none" style:diagonal-tl-br="none" fo:border-left="none" fo:border-right="none" style:rotation-align="none" fo:border-top="none"/>
      <style:text-properties fo:color="#1b1715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b1715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fo:background-color="#262626"/>
      <style:text-properties fo:color="#f2f2f2" style:text-outline="false" style:text-line-through-style="none" style:font-name="Tahoma" fo:font-size="14pt" fo:font-style="normal" fo:text-shadow="none" style:text-underline-style="none" fo:font-weight="normal" style:font-size-asian="14pt" style:font-style-asian="normal" style:font-weight-asian="normal" style:font-name-complex="Tahoma" style:font-size-complex="14pt" style:font-style-complex="normal" style:font-weight-complex="normal"/>
    </style:style>
    <style:style style:name="ConditionalStyle_5f_11" style:display-name="ConditionalStyle_11" style:family="table-cell" style:parent-style-name="Default">
      <style:table-cell-properties fo:background-color="#d7bd80"/>
    </style:style>
    <style:style style:name="ConditionalStyle_5f_10" style:display-name="ConditionalStyle_10" style:family="table-cell" style:parent-style-name="Default">
      <style:table-cell-properties fo:background-color="#d9797e"/>
    </style:style>
    <style:style style:name="ConditionalStyle_5f_9" style:display-name="ConditionalStyle_9" style:family="table-cell" style:parent-style-name="Default">
      <style:table-cell-properties fo:background-color="#78b9c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0.762cm" fo:margin-left="1.778cm" fo:margin-right="1.778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72cm"/>
      </style:footer-style>
    </style:page-layout>
    <style:style style:name="MT1" style:family="text">
      <style:text-properties fo:color="#262626" style:text-outline="false" style:text-line-through-style="none" style:text-position="0% 100%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27/03/2017</text:date>, <text:time>19:40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Tareas" style:display-name="PageStyle_Tareas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7T19:40:18.61</dc:date>
    <dc:creator>Carlos Sánchez Bouza</dc:creator>
    <meta:generator>OpenOffice/4.1.2$Win32 OpenOffice.org_project/412m3$Build-9782</meta:generator>
    <meta:editing-duration>PT7H9M23S</meta:editing-duration>
    <meta:editing-cycles>1</meta:editing-cycles>
    <meta:document-statistic meta:table-count="1" meta:cell-count="371" meta:object-count="0"/>
  </office:meta>
</office:document-meta>
</file>